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5ea78" officeooo:paragraph-rsid="0005ea78"/>
    </style:style>
    <style:style style:name="P2" style:family="paragraph" style:parent-style-name="Text_20_body">
      <style:text-properties officeooo:rsid="0005ea78" officeooo:paragraph-rsid="001637dd"/>
    </style:style>
    <style:style style:name="P3" style:family="paragraph" style:parent-style-name="Text_20_body">
      <style:text-properties officeooo:rsid="000d1bd4" officeooo:paragraph-rsid="000d1bd4"/>
    </style:style>
    <style:style style:name="P4" style:family="paragraph" style:parent-style-name="Text_20_body">
      <style:text-properties fo:font-style="normal" officeooo:rsid="000d8782" officeooo:paragraph-rsid="000d8782" style:font-style-asian="normal" style:font-style-complex="normal"/>
    </style:style>
    <style:style style:name="P5" style:family="paragraph" style:parent-style-name="Text_20_body">
      <style:text-properties fo:font-style="normal" officeooo:rsid="0008d43f" officeooo:paragraph-rsid="0008d43f" style:font-style-asian="normal" style:font-style-complex="normal"/>
    </style:style>
    <style:style style:name="P6" style:family="paragraph" style:parent-style-name="Text_20_body">
      <style:text-properties officeooo:rsid="0018d609" officeooo:paragraph-rsid="0018d609"/>
    </style:style>
    <style:style style:name="P7" style:family="paragraph" style:parent-style-name="Text_20_body">
      <style:text-properties style:text-line-through-style="solid" style:text-line-through-type="single" officeooo:rsid="0025e0c1" officeooo:paragraph-rsid="0025e0c1"/>
    </style:style>
    <style:style style:name="P8" style:family="paragraph" style:parent-style-name="Text_20_body">
      <style:text-properties style:text-line-through-style="solid" style:text-line-through-type="single" officeooo:paragraph-rsid="001a1382"/>
    </style:style>
    <style:style style:name="P9" style:family="paragraph" style:parent-style-name="Text_20_body">
      <style:text-properties style:text-line-through-style="solid" style:text-line-through-type="single" officeooo:rsid="00130bd8" officeooo:paragraph-rsid="00130bd8"/>
    </style:style>
    <style:style style:name="P10" style:family="paragraph" style:parent-style-name="Text_20_body">
      <style:text-properties style:text-line-through-style="solid" style:text-line-through-type="single" officeooo:rsid="001ba269" officeooo:paragraph-rsid="001ba269"/>
    </style:style>
    <style:style style:name="P11" style:family="paragraph" style:parent-style-name="Text_20_body">
      <style:text-properties style:text-line-through-style="solid" style:text-line-through-type="single" officeooo:rsid="001ba269" officeooo:paragraph-rsid="001cff94"/>
    </style:style>
    <style:style style:name="P12" style:family="paragraph" style:parent-style-name="Text_20_body">
      <style:text-properties style:text-line-through-style="solid" style:text-line-through-type="single" officeooo:rsid="002346c4" officeooo:paragraph-rsid="002346c4"/>
    </style:style>
    <style:style style:name="P13" style:family="paragraph" style:parent-style-name="Text_20_body">
      <style:text-properties style:text-line-through-style="solid" style:text-line-through-type="single" fo:font-style="normal" style:text-underline-style="none" officeooo:rsid="0027901d" officeooo:paragraph-rsid="0027901d" style:font-style-asian="normal" style:font-style-complex="normal"/>
    </style:style>
    <style:style style:name="P14" style:family="paragraph" style:parent-style-name="Text_20_body">
      <style:text-properties style:text-line-through-style="solid" style:text-line-through-type="single" fo:font-style="normal" style:text-underline-style="none" officeooo:rsid="002add52" officeooo:paragraph-rsid="002add52" style:font-style-asian="normal" style:font-style-complex="normal"/>
    </style:style>
    <style:style style:name="P15" style:family="paragraph" style:parent-style-name="Text_20_body">
      <style:text-properties officeooo:rsid="0033bec6" officeooo:paragraph-rsid="0033bec6"/>
    </style:style>
    <style:style style:name="P16" style:family="paragraph" style:parent-style-name="Text_20_body">
      <style:text-properties officeooo:rsid="00348ad3" officeooo:paragraph-rsid="00348ad3"/>
    </style:style>
    <style:style style:name="P17" style:family="paragraph" style:parent-style-name="Text_20_body">
      <style:text-properties officeooo:rsid="00351b07" officeooo:paragraph-rsid="00351b07"/>
    </style:style>
    <style:style style:name="P18" style:family="paragraph" style:parent-style-name="Text_20_body" style:list-style-name="L1">
      <style:text-properties fo:font-style="normal" officeooo:rsid="00073239" officeooo:paragraph-rsid="00073239" style:font-style-asian="normal" style:font-style-complex="normal"/>
    </style:style>
    <style:style style:name="P19" style:family="paragraph" style:parent-style-name="Text_20_body" style:list-style-name="L1">
      <style:text-properties officeooo:rsid="0008d43f" officeooo:paragraph-rsid="0008d43f"/>
    </style:style>
    <style:style style:name="P20" style:family="paragraph" style:parent-style-name="Text_20_body" style:list-style-name="L2">
      <style:text-properties officeooo:rsid="00174c06" officeooo:paragraph-rsid="00174c06"/>
    </style:style>
    <style:style style:name="P21" style:family="paragraph" style:parent-style-name="Text_20_body" style:list-style-name="L3">
      <style:text-properties officeooo:rsid="00352eb4" officeooo:paragraph-rsid="0037852a"/>
    </style:style>
    <style:style style:name="P22" style:family="paragraph" style:parent-style-name="Text_20_body" style:list-style-name="L3">
      <style:text-properties officeooo:rsid="003a216d" officeooo:paragraph-rsid="003a216d"/>
    </style:style>
    <style:style style:name="P23" style:family="paragraph" style:parent-style-name="Text_20_body" style:list-style-name="L3">
      <style:text-properties officeooo:rsid="003d84a8" officeooo:paragraph-rsid="003d84a8"/>
    </style:style>
    <style:style style:name="P24" style:family="paragraph" style:parent-style-name="Text_20_body" style:list-style-name="L4">
      <style:text-properties officeooo:rsid="000d1bd4" officeooo:paragraph-rsid="000d1bd4"/>
    </style:style>
    <style:style style:name="P25" style:family="paragraph" style:parent-style-name="Text_20_body" style:list-style-name="L5">
      <style:text-properties officeooo:rsid="000d1bd4" officeooo:paragraph-rsid="000d1bd4"/>
    </style:style>
    <style:style style:name="P26" style:family="paragraph" style:parent-style-name="Text_20_body" style:list-style-name="L5">
      <style:text-properties fo:font-style="italic" officeooo:rsid="000d1bd4" officeooo:paragraph-rsid="000d1bd4" style:font-style-asian="italic" style:font-style-complex="italic"/>
    </style:style>
    <style:style style:name="P27" style:family="paragraph" style:parent-style-name="Text_20_body" style:list-style-name="L6">
      <style:text-properties style:text-line-through-style="solid" style:text-line-through-type="single" fo:font-style="normal" style:text-underline-style="none" officeooo:rsid="002346c4" officeooo:paragraph-rsid="002346c4" style:font-style-asian="normal" style:font-style-complex="normal"/>
    </style:style>
    <style:style style:name="P28" style:family="paragraph" style:parent-style-name="Text_20_body" style:list-style-name="L6">
      <style:text-properties style:text-line-through-style="solid" style:text-line-through-type="single" fo:font-style="normal" style:text-underline-style="none" officeooo:rsid="0024bfde" officeooo:paragraph-rsid="0024bfde" style:font-style-asian="normal" style:font-style-complex="normal"/>
    </style:style>
    <style:style style:name="P29" style:family="paragraph" style:parent-style-name="Text_20_body" style:list-style-name="L7">
      <style:text-properties style:text-line-through-style="solid" style:text-line-through-type="single" fo:font-style="normal" style:text-underline-style="none" officeooo:rsid="0025e0c1" officeooo:paragraph-rsid="0025e0c1" style:font-style-asian="normal" style:font-style-complex="normal"/>
    </style:style>
    <style:style style:name="P30" style:family="paragraph" style:parent-style-name="Text_20_body" style:list-style-name="L8">
      <style:text-properties style:text-line-through-style="solid" style:text-line-through-type="single" fo:font-style="normal" style:text-underline-style="none" officeooo:rsid="002add52" officeooo:paragraph-rsid="002add52" style:font-style-asian="normal" style:font-style-complex="normal"/>
    </style:style>
    <style:style style:name="P31" style:family="paragraph" style:parent-style-name="Text_20_body" style:list-style-name="L7">
      <style:text-properties style:text-line-through-style="solid" style:text-line-through-type="single" officeooo:rsid="0025e0c1" officeooo:paragraph-rsid="0025e0c1"/>
    </style:style>
    <style:style style:name="P32" style:family="paragraph" style:parent-style-name="Text_20_body" style:list-style-name="L9">
      <style:text-properties style:text-line-through-style="solid" style:text-line-through-type="single" officeooo:paragraph-rsid="002be700"/>
    </style:style>
    <style:style style:name="P33" style:family="paragraph" style:parent-style-name="Text_20_body" style:list-style-name="L9">
      <style:text-properties style:text-line-through-style="solid" style:text-line-through-type="single" officeooo:rsid="002add52" officeooo:paragraph-rsid="002be700"/>
    </style:style>
    <style:style style:name="P34" style:family="paragraph" style:parent-style-name="Text_20_body" style:list-style-name="L8">
      <style:text-properties style:text-line-through-style="solid" style:text-line-through-type="single" officeooo:rsid="002be700" officeooo:paragraph-rsid="002be700"/>
    </style:style>
    <style:style style:name="P35" style:family="paragraph" style:parent-style-name="Text_20_body" style:list-style-name="L10">
      <style:text-properties style:text-line-through-style="solid" style:text-line-through-type="single" officeooo:rsid="002d931d" officeooo:paragraph-rsid="002d931d"/>
    </style:style>
    <style:style style:name="P36" style:family="paragraph" style:parent-style-name="Text_20_body" style:list-style-name="L10">
      <style:text-properties style:text-line-through-style="solid" style:text-line-through-type="single" officeooo:rsid="003061a5" officeooo:paragraph-rsid="003061a5"/>
    </style:style>
    <style:style style:name="P37" style:family="paragraph" style:parent-style-name="Text_20_body" style:list-style-name="L11">
      <style:text-properties officeooo:rsid="002147ba" officeooo:paragraph-rsid="002147ba"/>
    </style:style>
    <style:style style:name="P38" style:family="paragraph" style:parent-style-name="Heading_20_2">
      <style:text-properties officeooo:rsid="001637dd" officeooo:paragraph-rsid="001637dd"/>
    </style:style>
    <style:style style:name="P39" style:family="paragraph" style:parent-style-name="Heading_20_2">
      <style:text-properties officeooo:rsid="0017d757" officeooo:paragraph-rsid="0017d757"/>
    </style:style>
    <style:style style:name="P40" style:family="paragraph" style:parent-style-name="Heading_20_2">
      <style:text-properties officeooo:rsid="00351b07" officeooo:paragraph-rsid="00351b07"/>
    </style:style>
    <style:style style:name="P41" style:family="paragraph" style:parent-style-name="Heading_20_2">
      <style:text-properties style:text-line-through-style="solid" style:text-line-through-type="single" officeooo:rsid="001a4d44" officeooo:paragraph-rsid="001a4d44"/>
    </style:style>
    <style:style style:name="P42" style:family="paragraph" style:parent-style-name="Heading_20_1">
      <style:text-properties officeooo:rsid="00130bd8" officeooo:paragraph-rsid="00130bd8"/>
    </style:style>
    <style:style style:name="P43" style:family="paragraph" style:parent-style-name="Heading_20_1">
      <style:text-properties officeooo:rsid="002147ba" officeooo:paragraph-rsid="002147ba"/>
    </style:style>
    <style:style style:name="T1" style:family="text">
      <style:text-properties fo:font-style="italic" style:font-style-asian="italic" style:font-style-complex="italic"/>
    </style:style>
    <style:style style:name="T2" style:family="text">
      <style:text-properties fo:font-style="italic" officeooo:rsid="00162322"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1cff94" style:font-style-asian="italic" style:font-style-complex="italic"/>
    </style:style>
    <style:style style:name="T5" style:family="text">
      <style:text-properties fo:font-style="italic" style:text-underline-style="none" officeooo:rsid="001e19a0" style:font-style-asian="italic" style:font-style-complex="italic"/>
    </style:style>
    <style:style style:name="T6" style:family="text">
      <style:text-properties fo:font-style="italic" style:text-underline-style="none" officeooo:rsid="002add5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73239" style:font-style-asian="normal" style:font-style-complex="normal"/>
    </style:style>
    <style:style style:name="T9" style:family="text">
      <style:text-properties fo:font-style="normal" officeooo:rsid="00162322"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cff94" style:font-style-asian="normal" style:font-style-complex="normal"/>
    </style:style>
    <style:style style:name="T12" style:family="text">
      <style:text-properties fo:font-style="normal" style:text-underline-style="none" officeooo:rsid="001e19a0" style:font-style-asian="normal" style:font-style-complex="normal"/>
    </style:style>
    <style:style style:name="T13" style:family="text">
      <style:text-properties fo:font-style="normal" style:text-underline-style="none" officeooo:rsid="00228189" style:font-style-asian="normal" style:font-style-complex="normal"/>
    </style:style>
    <style:style style:name="T14" style:family="text">
      <style:text-properties fo:font-style="normal" style:text-underline-style="none" officeooo:rsid="002add52" style:font-style-asian="normal" style:font-style-complex="normal"/>
    </style:style>
    <style:style style:name="T15" style:family="text">
      <style:text-properties fo:font-style="normal" style:text-underline-style="none" officeooo:rsid="002dbe39" style:font-style-asian="normal" style:font-style-complex="normal"/>
    </style:style>
    <style:style style:name="T16" style:family="text">
      <style:text-properties fo:font-style="normal" style:text-underline-style="none" officeooo:rsid="002f7c95" style:font-style-asian="normal" style:font-style-complex="normal"/>
    </style:style>
    <style:style style:name="T17" style:family="text">
      <style:text-properties fo:font-style="normal" style:text-underline-style="none" officeooo:rsid="003165c2" style:font-style-asian="normal" style:font-style-complex="normal"/>
    </style:style>
    <style:style style:name="T18" style:family="text">
      <style:text-properties fo:font-style="normal" style:text-underline-style="none" officeooo:rsid="00328c30" style:font-style-asian="normal" style:font-style-complex="normal"/>
    </style:style>
    <style:style style:name="T19" style:family="text">
      <style:text-properties fo:font-style="normal" style:text-underline-style="none" officeooo:rsid="0033bec6" style:font-style-asian="normal" style:font-style-complex="normal"/>
    </style:style>
    <style:style style:name="T20" style:family="text">
      <style:text-properties officeooo:rsid="000d8782"/>
    </style:style>
    <style:style style:name="T21" style:family="text">
      <style:text-properties officeooo:rsid="000e6160"/>
    </style:style>
    <style:style style:name="T22" style:family="text">
      <style:text-properties officeooo:rsid="001091b9"/>
    </style:style>
    <style:style style:name="T23" style:family="text">
      <style:text-properties officeooo:rsid="00254cc6"/>
    </style:style>
    <style:style style:name="T24" style:family="text">
      <style:text-properties officeooo:rsid="00162322"/>
    </style:style>
    <style:style style:name="T25" style:family="text">
      <style:text-properties officeooo:rsid="0037852a"/>
    </style:style>
    <style:style style:name="T26" style:family="text">
      <style:text-properties officeooo:rsid="003f73bc"/>
    </style:style>
    <style:style style:name="T27" style:family="text">
      <style:text-properties officeooo:rsid="0041d9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ities wd</text:p>
      <text:h text:style-name="Heading_20_1" text:outline-level="1">wx_object</text:h>
      <text:p text:style-name="Quotations">This is a behaviour module that can be used for "sub classing" wx objects. It works like a regular gen_server module and creates a server per object.</text:p>
      <text:p text:style-name="P1">Wat stop je in een wx_object? Een frame alleen, een frame met menu’s, statusbar of iets als een frame, menu’s, statusbar, AUI en alle widgets daarin? Waarschijnlijk iets in het midden van deze uitersten waardoor een wx_object overeenkomt met een logisch niveau in de GUI, zonder dat hiervoor nu hard omlijnde criteria voor bestaan. Begin vooral met je GUI te ontwerpen door een hiërarchische opbouw van de GUI op papier te zetten waarbij de logische indeling vanzelf wel komt bovendrijven.</text:p>
      <text:p text:style-name="P2">Voor <text:span text:style-name="T1">wd</text:span><text:span text:style-name="T7"> ziet dat er als volgt uit:</text:span></text:p>
      <text:h text:style-name="Heading_20_2" text:outline-level="2">hoofd frame</text:h>
      <text:list xml:id="list2411183142" text:style-name="L1">
        <text:list-item>
          <text:p text:style-name="P18">menu met File → Quit en Help → About;</text:p>
        </text:list-item>
        <text:list-item>
          <text:p text:style-name="P18">Statusbar;</text:p>
        </text:list-item>
        <text:list-item>
          <text:p text:style-name="P18">Taskbar Icon;</text:p>
        </text:list-item>
        <text:list-item>
          <text:p text:style-name="P18">Splash screen;</text:p>
        </text:list-item>
        <text:list-item>
          <text:p text:style-name="P18">Een <text:s/>AUI manager. Via de manager worden alle panes die onderdeel uitmaken van de GUI verder ingevuld. We voegen dit toe op dit niveau omdat we vanuit de AUI de menu’s willen kunnen aanpassen en misschien ook andere widgets. Selecteer je een pane in de AUI, dan moeten de menu’s aangepast kunnen worden aan de context die een pane vertegenwoordigd;</text:p>
        </text:list-item>
        <text:list-item>
          <text:p text:style-name="P19"><text:span text:style-name="T8">E</text:span><text:span text:style-name="T7">vent handlers en callbacks voor de gedefinieerde widgets.</text:span></text:p>
        </text:list-item>
      </text:list>
      <text:h text:style-name="P38" text:outline-level="2">Navigatie frame</text:h>
      <text:list xml:id="list1917261725" text:style-name="L2">
        <text:list-item>
          <text:p text:style-name="P20">Boomstructuur met de verschillende voorbeelden. Net als bij de Python versie is de eerste indeling op categorie en daaronder de individuele voorbeelden.</text:p>
        </text:list-item>
      </text:list>
      <text:h text:style-name="P39" text:outline-level="2">Log</text:h>
      <text:p text:style-name="P6">Error messages, warnings, info berichten, etc. vanuit de Erlang error logger worden in de <text:span text:style-name="T1">Log</text:span><text:span text:style-name="T7"> widget getoond. Hiervoor wordt aan de </text:span><text:span text:style-name="T1">logger</text:span><text:span text:style-name="T7"> een extra event handler toegevoegd die zijn output naar de </text:span><text:span text:style-name="T1">Log</text:span><text:span text:style-name="T7"> widget stuurt. De </text:span><text:span text:style-name="T1">Log</text:span><text:span text:style-name="T7"> widget is als aparte wx_object geïmplementeerd zodat dit een apart proces is en we de code gescheiden houden.</text:span></text:p>
      <text:p text:style-name="P5"/>
      <text:h text:style-name="P40" text:outline-level="2"><text:soft-page-break/>Communicatie</text:h>
      <text:p text:style-name="P17">Er zijn verschillende manieren om de onderdelen van de GUI met elkaar te koppelen. Bij het selecteren van een onderdeel in een tree moet bijvoorbeeld de demo worden geladen en uitgevoerd. Het selecteren gebeurt in een “navigatie” wx_object maar het zoeken en laden gebeurd waarschijnlijk op een hoger niveau terwijl het weergeven van de code weer in een “code” wx_object gebeurt. Het is ondertussen een klassiek probleem hoe je de bron van een gebeurtenis koppelt aan acties en resultaten in andere plekken in de GUI code. Het probleem is de enorme complexiteit die kan ontstaan in GUI code die vaak uit verschillende onderdelen is opgebouwd en waarin allerlei onderlinge verbanden bestaan. We geven hier een alles behalve volledig of wetenschappelijk verantwoord overzicht:</text:p>
      <text:list xml:id="list986553396" text:style-name="L3">
        <text:list-item>
          <text:p text:style-name="P21"><text:a xlink:type="simple" xlink:href="https://en.wikipedia.org/wiki/Observer_pattern" text:style-name="Internet_20_link" text:visited-style-name="Visited_20_Internet_20_Link"><text:span text:style-name="T25">Observer design pattern</text:span></text:a><text:span text:style-name="T25"> waarbij de bron bijhoudt welke onderdelen geïnformeerd moeten worden als er iets verandert zodat die onderdelen daar actie op kunnen nemen;</text:span></text:p>
        </text:list-item>
        <text:list-item>
          <text:p text:style-name="P22"><text:a xlink:type="simple" xlink:href="https://en.wikipedia.org/wiki/Publish–subscribe_pattern" text:style-name="Internet_20_link" text:visited-style-name="Visited_20_Internet_20_Link">Publisher-subscriber pattern</text:a> waarbij de bron niet bijhoudt wie geïnformeerd moeten worden en de gebeurtenissen worden uitgezonden en geïnteresseerde partijen de berichten kunnen ontvangen. Belangrijk onderdeel van dit patroon is dat de zender het bericht voorziet van additionele informatie zodat de ontvanger selectief kan filteren op te ontvangen berichten;</text:p>
        </text:list-item>
        <text:list-item>
          <text:p text:style-name="P23">Event driven, maar dan in de zin van event managers en handlers in Erlang. Voor bepaalde acties in de GUI worden event managers gestart, bijvoorbeeld voor het openen van een demo bestand. De event manager wordt gevoed met events van de GUI zoals de selectie van een menu item of het klikken op een knop. De geïnteresseerde partijen die iets met events moeten doen registreren een event handler bij de event manager, dus de wx_object die de code moet weergeven van de demo registreert een handler die de verschillende functies aanroept van deze code wx_object. <text:span text:style-name="T26">Deze aanpak is </text:span>een verkapte implementatie van bovenstaande concepten <text:span text:style-name="T26">omdat a) de event manager in feite de subject van het observer pattern vormt terwijl juist diezelfde event manager juist de bron een publisher maakt omdat de bron niet meer hoeft bij te houden wie het bericht moet ontvangen.</text:span></text:p>
        </text:list-item>
      </text:list>
      <text:h text:style-name="Heading_20_2" text:outline-level="2">Init</text:h>
      <text:p text:style-name="P3">In de init/1 van wx_object worden de volgende stappen uitgevoerd:</text:p>
      <text:list xml:id="list2106237170" text:style-name="L4">
        <text:list-item>
          <text:p text:style-name="P24">Creëer de widgets:</text:p>
        </text:list-item>
      </text:list>
      <text:list xml:id="list3674013735" text:style-name="L5">
        <text:list-item>
          <text:list>
            <text:list-item>
              <text:p text:style-name="P25">Menu’s, statusbar, panels, etc. <text:span text:style-name="T21">Gebruik voor elk widget of type widget een aparte functie <text:s/>zoals menu(Frame), taskbar(Frame) etc. De top widget is altijd de parameter die je mee geeft aan een dergelijke functie zodat eventuele callbacks die gedefinieerd worden gebruik kunnen maken van die referentie. Neem de resultaten van deze functies eventueel op in de status van de wx_object zodat je er later weer bij kunt. Bijv. om de menu’s aan te kunnen passen is het handig om de menu bar of misschien zelfs de menu’s in de state op te nemen;</text:span></text:p>
            </text:list-item>
            <text:list-item>
              <text:p text:style-name="P25">Zet de overall properties van top widget(s) zoals minimum size, titel e.d.;</text:p>
            </text:list-item>
            <text:list-item>
              <text:p text:style-name="P25"><text:soft-page-break/>Zet de lay-out opties <text:span text:style-name="T20">van de top widgets. Dit is ook de plek dat je voor de top widgets de eventuele hiërarchie opbouwt: bijv. je voegt de panes toe aan een AUI in de gewenste volgorde</text:span>;</text:p>
            </text:list-item>
            <text:list-item>
              <text:p text:style-name="P25">Stel de <text:span text:style-name="T20">e</text:span>vents in met connect(s). <text:span text:style-name="T22">Events voor menu’s zullen meestal via de handle_event/2 worden afgehandeld terwijl specifieke widgets via callbacks afgehandeld worden</text:span>;</text:p>
            </text:list-item>
            <text:list-item>
              <text:p text:style-name="P26">Materialize<text:span text:style-name="T7"> door bijv. een show().</text:span></text:p>
            </text:list-item>
          </text:list>
        </text:list-item>
      </text:list>
      <text:p text:style-name="P4">Bovenstaande komt min of meer overeen met de werking van wxGlade.</text:p>
      <text:h text:style-name="P42" text:outline-level="1">Menu's</text:h>
      <text:p text:style-name="P16">Voorlopig neme<text:span text:style-name="T27">n</text:span> we als uitgangspunt dat menu’s gewoon altijd aanwezig zijn. Wel kunnen menu’s of menu items al dan niet actief zijn afhankelijk van de situatie. Dus Cut, Copy en Paste zijn te selecteren afhankelijk van of tekst geselecteerd is of dat er tekst op het clipboard is en, of de functie überhaupt wel relevant is.</text:p>
      <text:p text:style-name="P8"><text:span text:style-name="T24">Een applicatie heeft altijd twee menu’s, het menu </text:span><text:span text:style-name="T2">File</text:span><text:span text:style-name="T9"> en </text:span><text:span text:style-name="T2">Help</text:span><text:span text:style-name="T9"> met de respectievelijk de menu-items </text:span><text:span text:style-name="T2">Quit</text:span><text:span text:style-name="T9"> en </text:span><text:span text:style-name="T2">About</text:span><text:span text:style-name="T9">. Ongeacht de status van de GUI moeten deze twee menu’s met deze menu-items aanwezig zijn.</text:span></text:p>
      <text:p text:style-name="P9">Menu's zijn “dynamisch” in de zin dat afhankelijk van welk deel of onderdeel van de GUI actief is menu’s anders zijn opgebouwd. Het kan zijn dat hele menu’s worden toegevoegd of dat menu-items anders zijn. Ook kan de status van een menu-item anders zijn afhankelijk van het GUI onderdeel dat actief is: een voorbeeld is dat het menu item “Plak” niet actief is in een tekst onderdeel omdat het clipboard geen tekst bevat maar weer wel actief is in een paint-DC omdat het clipboard een plaatje bevat.</text:p>
      <text:h text:style-name="P41" text:outline-level="2"><text:span text:style-name="T23">Voorbeeld: </text:span>OCD menu’s</text:h>
      <text:p text:style-name="P10">Een pane van de AUI bevat een notebook bestaande uit drie pagina’s: <text:span text:style-name="T1">Overview</text:span>, <text:span text:style-name="T1">Code</text:span> en <text:span text:style-name="T1">Demo</text:span>. Elk van deze drie pagina’s heeft zijn eigen invulling van het menu <text:span text:style-name="T3">Edit</text:span><text:span text:style-name="T10"> of beschikt überhaupt niet over een </text:span><text:span text:style-name="T3">Edit</text:span><text:span text:style-name="T10"> menu zoals de </text:span><text:span text:style-name="T3">Demo</text:span><text:span text:style-name="T10"> pagina.</text:span></text:p>
      <text:p text:style-name="P11"><text:span text:style-name="T10">Bij de </text:span><text:span text:style-name="T3">Overview</text:span><text:span text:style-name="T10"> pagina bevat het </text:span><text:span text:style-name="T3">Edit</text:span><text:span text:style-name="T10"> menu alleen maar de menu item </text:span><text:span text:style-name="T3">Copy</text:span><text:span text:style-name="T10"> die allen actief is wanneer in de weergegeven HTML tekst een stuk tekst is geselecteerd. De bijbehorende actie is om de geselecteerde tekst naar het clipboard te kopiëren. Als de </text:span><text:span text:style-name="T3">Code</text:span><text:span text:style-name="T10"> pagina geselecteerd is </text:span><text:span text:style-name="T13">bevat</text:span><text:span text:style-name="T10"> het </text:span><text:span text:style-name="T3">Edit</text:span><text:span text:style-name="T10"> menu de items </text:span><text:span text:style-name="T3">Cut</text:span><text:span text:style-name="T10">, </text:span><text:span text:style-name="T3">Copy</text:span><text:span text:style-name="T10"> en </text:span><text:span text:style-name="T3">Paste</text:span><text:span text:style-name="T10">. </text:span><text:span text:style-name="T3">Cut</text:span><text:span text:style-name="T10"> en </text:span><text:span text:style-name="T3">Copy</text:span><text:span text:style-name="T10"> zijn alleen actief als er tekst is geselecteerd en </text:span><text:span text:style-name="T3">Paste</text:span><text:span text:style-name="T10"> is alleen actief als er zich op het clipboard tekst bevindt. De acties behorend bij de menu iems zijn: </text:span><text:span text:style-name="T3">Cut</text:span><text:span text:style-name="T10"> kopieert de geselecteerde tekst naar het clipboard en wordt inactief, </text:span><text:span text:style-name="T3">Copy</text:span><text:span text:style-name="T10"> kopieert de geselecteerde tekst naar het clipboard </text:span><text:span text:style-name="T11">als deze daar al niet aanwezig is en </text:span><text:span text:style-name="T4">Paste</text:span><text:span text:style-name="T11"> plakt de tekst van het clipboard in de tekst. Als de </text:span><text:span text:style-name="T4">Demo</text:span><text:span text:style-name="T11"> pagina geselecteerd is, moet er geen </text:span><text:span text:style-name="T4">Edit</text:span><text:span text:style-name="T11"> menu zijn omdat er simpelweg niets te redigeren valt.</text:span></text:p>
      <text:p text:style-name="P11"><text:span text:style-name="T11">Punt is dat elke pagina zijn eigen implementatie van het </text:span><text:span text:style-name="T4">Edit</text:span><text:span text:style-name="T11"> menu heeft met eigen manieren om dingen te doen gebaseerd op verschillende inhoud (widgets) van de pagina. De </text:span><text:span text:style-name="T4">Overview</text:span><text:span text:style-name="T11"> pagina </text:span><text:soft-page-break/><text:span text:style-name="T11">werkt met </text:span><text:span text:style-name="T4">wxHtmlWindow</text:span><text:span text:style-name="T11">, de </text:span><text:span text:style-name="T4">Code</text:span><text:span text:style-name="T11"> pagina met </text:span><text:span text:style-name="T4">wxStyledTextCtrl</text:span><text:span text:style-name="T11"> etc. </text:span><text:span text:style-name="T12">Bij het wisselen van de pagina’s moet er dus iets gebeuren met het </text:span><text:span text:style-name="T5">Edit</text:span><text:span text:style-name="T12"> menu, maar ook met de hele menu bar zoals bij de </text:span><text:span text:style-name="T5">Demo</text:span><text:span text:style-name="T12"> pagina.</text:span></text:p>
      <text:p text:style-name="P12"><text:span text:style-name="T12">C</text:span><text:span text:style-name="T10">onclusie:</text:span></text:p>
      <text:list xml:id="list2123140926" text:style-name="L6">
        <text:list-item>
          <text:p text:style-name="P27">Een wx_object kan menu items toevoegen aan bestaande menu’s;</text:p>
        </text:list-item>
        <text:list-item>
          <text:p text:style-name="P27">Een wx_object kan menu’s toevoegen;</text:p>
        </text:list-item>
        <text:list-item>
          <text:p text:style-name="P28">Als een wx_object actief wordt moeten de menu items en menu’s toegevoegd worden;</text:p>
        </text:list-item>
        <text:list-item>
          <text:p text:style-name="P28">Als een wx_object inactief wordt, moeten de menu items en menu’s weer worden weggehaald.</text:p>
        </text:list-item>
      </text:list>
      <text:p text:style-name="P7"><text:span text:style-name="T10">Aanpak: </text:span><text:span text:style-name="T19">(werkt niet)</text:span></text:p>
      <text:list xml:id="list3337103307" text:style-name="L7">
        <text:list-item>
          <text:p text:style-name="P31"><text:span text:style-name="T10">We laten het over aan het wx_object om zelf de menu bar en menu’s te manipuleren. Het wx_object moet dus steeds een seintje krijgen dat het actief en weer niet actief is. Dit is de aanpak die in de </text:span><text:span text:style-name="T3">observer</text:span><text:span text:style-name="T10"> wordt gevolgd;</text:span></text:p>
        </text:list-item>
        <text:list-item>
          <text:p text:style-name="P29">Elk wx_object definieert een functie die de menu bar en menu’s manipuleert en die een activeer en een deactiveer clausule heeft. Het proces dat het wx_object als child proces heeft gestart moet dan die functie aanroepen bij actievering of deactievering.</text:p>
        </text:list-item>
      </text:list>
      <text:p text:style-name="P13">Conclusie: optie 2 is geen optie omdat het lang niet altijd vanzelf sprekend is dat een parent proces de activiereing van een child goed kan volgen. Bij paginaties van een notebook is dat logisch, maar voor bijvoorbeeld de boom in het navigatie scherm helemaal niet.</text:p>
      <text:p text:style-name="P14">Aanpak:</text:p>
      <text:list xml:id="list1868177513" text:style-name="L8">
        <text:list-item>
          <text:p text:style-name="P30">In de init/1 bepaal je welke menu’s en menu items nodig zijn:</text:p>
        </text:list-item>
      </text:list>
      <text:list xml:id="list3969947233" text:style-name="L9">
        <text:list-item>
          <text:list>
            <text:list-item>
              <text:p text:style-name="P32"><text:span text:style-name="T14">Voor menu items die toegevoegd moeten </text:span><text:span text:style-name="T17">worden </text:span><text:span text:style-name="T14">aan bestaande menu’s </text:span><text:span text:style-name="T17">of bestaande menu items moeten vervangen, </text:span><text:span text:style-name="T14">maak je een menu met een bestaande naam zoals het </text:span><text:span text:style-name="T6">File</text:span><text:span text:style-name="T14"> menu. Deze menu items worden later ingevoegd;</text:span></text:p>
            </text:list-item>
            <text:list-item>
              <text:p text:style-name="P33"><text:span text:style-name="T10">Voor een geheel nieuw menu maak je een menu aan met een eigen naam. Om,dat het menu nog niet bestaat wordt later een menu toegevoegd. In principe (voorlopig) worden menu’s toegevoegd voor het </text:span><text:span text:style-name="T3">Help</text:span><text:span text:style-name="T10"> menu.</text:span></text:p>
            </text:list-item>
          </text:list>
        </text:list-item>
      </text:list>
      <text:list xml:id="list80720802369528" text:continue-list="list1868177513" text:style-name="L8">
        <text:list-item>
          <text:p text:style-name="P34"><text:span text:style-name="T10">Er bestaan twee (a)synchrone functie </text:span><text:span text:style-name="T3">activate</text:span><text:span text:style-name="T10"> en </text:span><text:span text:style-name="T3">deactivate</text:span><text:span text:style-name="T10"> die respectievelijk de menu’s en menu items inbouwen en weer verwijderen:</text:span></text:p>
        </text:list-item>
      </text:list>
      <text:list xml:id="list2137837323" text:style-name="L10">
        <text:list-item>
          <text:list>
            <text:list-item>
              <text:p text:style-name="P35"><text:span text:style-name="T10">Als in de menu bar al een menu bestaat met dezelfde naam, dan moeten de menu items van het menu worden ingevoegd in het bestaande menu </text:span><text:span text:style-name="T17">als ze nog niet voorkomen in dat menu als een reeks menu items omgeven met een separator aan de bovenkant en onderkant. Als er al menu items zijn met een zelfde </text:span><text:span text:style-name="T18">id of </text:span><text:span text:style-name="T17">naam, </text:span><text:span text:style-name="T18">wordt dat item niet ingevoegd</text:span><text:span text:style-name="T10">. <text:s/></text:span><text:span text:style-name="T15">(Vervangen </text:span><text:span text:style-name="T17">van het hele menu </text:span><text:span text:style-name="T15">kan niet omdat het originele menu event handlers geconnecteerd heeft en moet kunnen afhandelen.) </text:span><text:span text:style-name="T16">Invoegen gebeurt direct na de eerste separator in het menu, indien aanwezig, anders wordt deze bovenin het menu toegevoegd. Rommel nog wat met extra separatoren;</text:span></text:p>
            </text:list-item>
            <text:list-item>
              <text:p text:style-name="P36"><text:soft-page-break/><text:span text:style-name="T16">A</text:span><text:span text:style-name="T10">ls een menu nog niet voorkomt in de menu bar, moet het menu voor het </text:span><text:span text:style-name="T3">Help</text:span><text:span text:style-name="T10"> menu worden ingevoegd.</text:span></text:p>
            </text:list-item>
          </text:list>
        </text:list-item>
      </text:list>
      <text:p text:style-name="P15"><text:span text:style-name="T10">Wat als we de menu’s onder controle van een state machine brengen? Veel van de aspecten van de menu’s worden bepaald door de status van de applicatie. Ben je in </text:span><text:span text:style-name="T3">editing</text:span><text:span text:style-name="T10"> modus, dan moeten de menu items </text:span><text:span text:style-name="T3">Cut, Copy </text:span><text:span text:style-name="T10">en</text:span><text:span text:style-name="T3"> Paste</text:span><text:span text:style-name="T10"> actief zijn en ook nog eens rekening houden met selecties en de aanwezigheid van tekst op het clipboard. Ben je in een andere modus, dan moet bijvoorbeeld een heel menu worden toegevoegd die alleen relevant is voor die modus. Binnen deze ‘hoofd’ statussen kun je nog eens een substate onderscheiden zoals met de Cut, Copy en Paste. </text:span></text:p>
      <text:h text:style-name="P43" text:outline-level="1">Trivia</text:h>
      <text:list xml:id="list2183419639" text:style-name="L11">
        <text:list-item>
          <text:p text:style-name="P37">In plaats van direct messages te versturen in de vorm Ontvanger ! Bericht, gebruiken we liever expliciete API aanroepen. Reden is dat hierdoor de verschillende manieren van aanroepen gedocumenteerd en controleerbaar zij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5:36:11.945905979</meta:creation-date>
    <dc:date>2020-06-09T08:07:19.534628608</dc:date>
    <meta:editing-duration>P1DT10H20M31S</meta:editing-duration>
    <meta:editing-cycles>47</meta:editing-cycles>
    <meta:generator>LibreOffice/6.1.5.2$Linux_X86_64 LibreOffice_project/10$Build-2</meta:generator>
    <meta:document-statistic meta:table-count="0" meta:image-count="0" meta:object-count="0" meta:page-count="5" meta:paragraph-count="57" meta:word-count="1809" meta:character-count="10684" meta:non-whitespace-character-count="8956"/>
  </office:meta>
</office:document-meta>
</file>